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rlos Ruiz - Senior Data Engineer. 8 años de experiencia construyendo tuberías de datos. Experto en Python y optimización de consultas SQL complejas. Manejo avanzado de Apache Spark y Databricks en entornos AWS (S3, Redshift, Glue). Orquestación de flujos de trabajo con Airflow y despliegue en Docker/Kuberne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3:54.979075709</dc:date>
    <meta:editing-duration>PT54S</meta:editing-duration>
    <meta:editing-cycles>1</meta:editing-cycles>
    <meta:document-statistic meta:table-count="0" meta:image-count="0" meta:object-count="0" meta:page-count="1" meta:paragraph-count="1" meta:word-count="47" meta:character-count="314" meta:non-whitespace-character-count="268"/>
    <meta:generator>LibreOffice/7.3.7.2$Linux_X86_64 LibreOffice_project/30$Build-2</meta:generator>
  </office:meta>
</office:document-meta>
</file>